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unSans Regular" svg:font-family="'SunSans Regular', SunSans-Regular, Geneva, Arial, Helvetica, 'Lucida Sans', Sans-Serif"/>
    <style:font-face style:name="SunSans-Demi" svg:font-family="SunSans-Demi"/>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A</text:p>
      <text:p text:style-name="P1">BB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unSans Regular" svg:font-family="'SunSans Regular', SunSans-Regular, Geneva, Arial, Helvetica, 'Lucida Sans', Sans-Serif"/>
    <style:font-face style:name="SunSans-Demi" svg:font-family="SunSans-Demi"/>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SunSans Regular"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SunSans-Demi"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initial-creator>Frank Meies</meta:initial-creator>
    <meta:creation-date>2009-11-27T16:11:29.15</meta:creation-date>
    <meta:document-statistic meta:character-count="6" meta:image-count="0" meta:object-count="0" meta:page-count="1" meta:paragraph-count="2" meta:table-count="0" meta:word-count="2"/>
    <dc:date>2011-10-08T16:47:09</dc:date>
    <dc:creator>hanbiao</dc:creator>
    <meta:editing-duration>PT0.001S</meta:editing-duration>
    <meta:editing-cycles>3</meta:editing-cycles>
    <meta:generator>StarOffice/9$Win32 OpenOffice.org_project/310m19$Build-942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